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/>
    </style:style>
    <style:style style:name="P2" style:family="paragraph" style:parent-style-name="Text_20_body">
      <style:text-properties style:font-name="Times New Roman1"/>
    </style:style>
    <style:style style:name="P3" style:family="paragraph" style:parent-style-name="Text_20_body">
      <style:paragraph-properties fo:margin-top="0cm" fo:margin-bottom="0cm"/>
      <style:text-properties style:font-name="Times New Roman1"/>
    </style:style>
    <style:style style:name="P4" style:family="paragraph" style:parent-style-name="Standard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P5" style:family="paragraph" style:parent-style-name="Standard" style:list-style-name="WW8Num2"/>
    <style:style style:name="P6" style:family="paragraph" style:parent-style-name="Standard" style:list-style-name="L1">
      <style:paragraph-properties fo:margin-left="0cm" fo:margin-right="0cm" fo:text-indent="-0.635cm" style:auto-text-indent="false"/>
    </style:style>
    <style:style style:name="P7" style:family="paragraph" style:parent-style-name="Standard" style:master-page-name="Standard">
      <style:paragraph-properties style:page-number="auto"/>
      <style:text-properties style:text-underline-style="none" fo:font-weight="bold" style:font-weight-asian="bold"/>
    </style:style>
    <style:style style:name="P8" style:family="paragraph" style:parent-style-name="HTML_20_con_20_formato_20_previo" style:list-style-name="WW8Num1"/>
    <style:style style:name="P9" style:family="paragraph" style:parent-style-name="HTML_20_con_20_formato_20_previo" style:list-style-name="WW8Num1">
      <style:text-properties style:font-name="Times New Roman" fo:font-size="12pt" style:font-size-asian="12pt" style:font-name-complex="Times New Roman" style:font-size-complex="12pt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style:font-name="Times New Roman" fo:font-size="12pt" style:text-underline-style="none" fo:font-weight="bold" style:font-size-asian="12pt" style:font-weight-asian="bold" style:font-name-complex="Times New Roman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jercicios básicos JavaScript – Hoja 3</text:p>
      <text:p text:style-name="P4"/>
      <text:p text:style-name="Standard"><text:span text:style-name="T2">1. </text:span><text:span text:style-name="T1">Crear un a página con un vector con seis componentes {</text:span><text:span text:style-name="kw2"><text:span text:style-name="T1">true</text:span></text:span><text:span text:style-name="T1">, </text:span><text:span text:style-name="nu0"><text:span text:style-name="T1">5</text:span></text:span><text:span text:style-name="T1">, </text:span><text:span text:style-name="kw2"><text:span text:style-name="T1">false</text:span></text:span><text:span text:style-name="T1">, </text:span><text:span text:style-name="st0"><text:span text:style-name="T1">"hola"</text:span></text:span><text:span text:style-name="T1">, </text:span><text:span text:style-name="st0"><text:span text:style-name="T1">"adios"</text:span></text:span><text:span text:style-name="T1">, </text:span><text:span text:style-name="nu0"><text:span text:style-name="T1">2}. Con el uso de operadores comprobar si: </text:span></text:span></text:p>
      <text:list xml:id="list938096234" text:style-name="WW8Num1">
        <text:list-item>
          <text:p text:style-name="P8"><text:span text:style-name="nu0"><text:span text:style-name="T1">La cuarta componente es mayor o no que la tercera</text:span></text:span></text:p>
        </text:list-item>
        <text:list-item>
          <text:p text:style-name="P8"><text:span text:style-name="nu0"><text:span text:style-name="T1">Realizar un OR entre la primera y la tercera componente</text:span></text:span></text:p>
        </text:list-item>
        <text:list-item>
          <text:p text:style-name="P8"><text:span text:style-name="nu0"><text:span text:style-name="T1">Realizar un AND entre la primera y la tercera componente</text:span></text:span></text:p>
        </text:list-item>
        <text:list-item>
          <text:p text:style-name="P9">Sumar, restar, multiplicar, dividir y calcular el módulo entre la segunda y la sexta componente</text:p>
        </text:list-item>
        <text:list-item>
          <text:p text:style-name="P9"/>
        </text:list-item>
      </text:list>
      <text:list xml:id="list1488677081" text:style-name="L1">
        <text:list-header>
          <text:p text:style-name="P6"><text:span text:style-name="T3">2.</text:span> Dados dos números que introduciremos como datos en el código HTML:</text:p>
        </text:list-header>
      </text:list>
      <text:list xml:id="list1533466559" text:style-name="WW8Num2">
        <text:list-item>
          <text:p text:style-name="P5">Comprobar si el primero es mayor que el segundo</text:p>
        </text:list-item>
        <text:list-item>
          <text:p text:style-name="P5">Comprobar <text:s/>si el segundo es positivo</text:p>
        </text:list-item>
        <text:list-item>
          <text:p text:style-name="P5">Comprobar si el primero es negativo o distinto de cero</text:p>
        </text:list-item>
        <text:list-item>
          <text:p text:style-name="P5">Comprobar si al sumar uno al primero lo convertimos en mayor igual que el segundo.</text:p>
        </text:list-item>
      </text:list>
      <text:p text:style-name="Standard"/>
      <text:p text:style-name="Standard"/>
      <text:p text:style-name="Standard"><text:span text:style-name="T3">3. </text:span>Calcular el factorial de un número introducido por pantalla.</text:p>
      <text:p text:style-name="Standard"/>
      <text:p text:style-name="Standard"/>
      <text:p text:style-name="Standard"><text:span text:style-name="T3">4. </text:span>Calcular si un número introducido es par o impar.</text:p>
      <text:p text:style-name="Standard"/>
      <text:p text:style-name="Standard"/>
      <text:p text:style-name="Standard"><text:span text:style-name="T3">5.</text:span> Comprobar si una cadena de texto introducida por el usuario está formada sólo por mayúsculas, sólo por minúsculas o por ambas simultaneamente.</text:p>
      <text:p text:style-name="Standard"/>
      <text:p text:style-name="Standard"/>
      <text:p text:style-name="Standard"/>
      <text:p text:style-name="Standard"><text:span text:style-name="T3">6.</text:span><text:span text:style-name="T4"> El cálculo de la letra del Documento Nacional de Identidad (DNI) es un proceso matemático sencillo que se basa en obtener el resto de la división entera del número de DNI y el número 23. A partir del resto de la división, se obtiene la letra seleccionándola dentro de un array de letras.</text:span></text:p>
      <text:p text:style-name="P2">El array de letras es:</text:p>
      <text:p text:style-name="Text_20_body"><text:span text:style-name="Source_20_Text"><text:span text:style-name="T4">var letras = ['T', 'R', 'W', 'A', 'G', 'M', 'Y', 'F', 'P', 'D', 'X', 'B', 'N', 'J', 'Z', 'S', 'Q', 'V', 'H', 'L', 'C', 'K', 'E', 'T'];</text:span></text:span></text:p>
      <text:p text:style-name="Text_20_body"><text:span text:style-name="T4">Por tanto si el resto de la división es </text:span><text:span text:style-name="Source_20_Text"><text:span text:style-name="T4">0</text:span></text:span><text:span text:style-name="T4">, la letra del DNI es la </text:span><text:span text:style-name="Source_20_Text"><text:span text:style-name="T4">T</text:span></text:span><text:span text:style-name="T4"> y si el resto es </text:span><text:span text:style-name="Source_20_Text"><text:span text:style-name="T4">3</text:span></text:span><text:span text:style-name="T4"> la letra es la </text:span><text:span text:style-name="Source_20_Text"><text:span text:style-name="T4">A</text:span></text:span><text:span text:style-name="T4">. Con estos datos, elaborar un pequeño script que valide el DNI introducido por el usuario.</text:span></text:p>
      <text:p text:style-name="P3"/>
      <text:p text:style-name="P3"/>
      <text:p text:style-name="P3"/>
      <text:p text:style-name="P1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WW8Num1z0" style:family="text">
      <style:text-properties style:font-name="Arial" style:font-name-asian="Times New Roman" style:font-name-complex="Aria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style:font-name="Arial" style:font-name-asian="Times New Roman" style:font-name-complex="Aria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Fuente_20_de_20_párrafo_20_predeter." style:display-name="Fuente de párrafo predeter." style:family="text"/>
    <style:style style:name="kw2" style:family="text" style:parent-style-name="Fuente_20_de_20_párrafo_20_predeter."/>
    <style:style style:name="nu0" style:family="text" style:parent-style-name="Fuente_20_de_20_párrafo_20_predeter."/>
    <style:style style:name="st0" style:family="text" style:parent-style-name="Fuente_20_de_20_párrafo_20_predeter."/>
    <style:style style:name="Source_20_Text" style:display-name="Source Text" style:family="text">
      <style:text-properties style:font-name="DejaVu Sans Mono" style:font-name-asian="WenQuanYi Micro Hei" style:font-name-complex="DejaVu Sans Mono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Aria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Aria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Enunciados Java Script:</dc:title>
    <meta:initial-creator>Marian</meta:initial-creator>
    <meta:creation-date>2010-10-14T07:24:00</meta:creation-date>
    <dc:creator>juanda </dc:creator>
    <dc:date>2011-10-26T00:33:44</dc:date>
    <meta:editing-cycles>3</meta:editing-cycles>
    <meta:editing-duration>PT3H32M45S</meta:editing-duration>
    <meta:generator>LibreOffice/3.3$Linux LibreOffice_project/330m19$Build-401</meta:generator>
    <meta:document-statistic meta:table-count="0" meta:image-count="0" meta:object-count="0" meta:page-count="1" meta:paragraph-count="18" meta:word-count="307" meta:character-count="1622"/>
    <meta:user-defined meta:name="Información 1"/>
    <meta:user-defined meta:name="Información 2"/>
    <meta:user-defined meta:name="Información 3"/>
    <meta:user-defined meta:name="Información 4"/>
  </office:meta>
</office:document-meta>
</file>